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8.88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" office:value-type="string">
            <text:p>count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table:style-name="ce1" office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churter__smd_momentary_switch_lsg_no_6x6mm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table:formula="of:=[.D3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2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LED_Bootloader</text:p>
          </table:table-cell>
          <table:table-cell table:formula="of:=[.D4]*[.$F$1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LED_Info</text:p>
          </table:table-cell>
          <table:table-cell table:formula="of:=[.D5]*[.$F$1]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1</text:p>
          </table:table-cell>
          <table:table-cell office:value-type="string">
            <text:p>crystal_SMD_MJ__5.0x3.2mm_4pad_HandSoldering</text:p>
          </table:table-cell>
          <table:table-cell office:value-type="float" office:value="1">
            <text:p>1</text:p>
          </table:table-cell>
          <table:table-cell office:value-type="string">
            <text:p>20MHz</text:p>
          </table:table-cell>
          <table:table-cell table:formula="of:=[.D7]*[.$F$1]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3</text:p>
          </table:table-cell>
          <table:table-cell office:value-type="string">
            <text:p>HopeRF_S2_Package_SMD</text:p>
          </table:table-cell>
          <table:table-cell office:value-type="float" office:value="1">
            <text:p>1</text:p>
          </table:table-cell>
          <table:table-cell office:value-type="string">
            <text:p>RFM69HW</text:p>
          </table:table-cell>
          <table:table-cell table:formula="of:=[.D9]*[.$F$1]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18,C15,C14,C12,C11,C9,C7,C6,C5,C3</text:p>
          </table:table-cell>
          <table:table-cell office:value-type="string">
            <text:p>C_0805_HandSoldering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table:formula="of:=[.D11]*[.$F$1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17,C13,C4</text:p>
          </table:table-cell>
          <table:table-cell office:value-type="string">
            <text:p>C_0805_HandSoldering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table:formula="of:=[.D12]*[.$F$1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10</text:p>
          </table:table-cell>
          <table:table-cell office:value-type="string">
            <text:p>C_0805_HandSoldering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table:formula="of:=[.D13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8</text:p>
          </table:table-cell>
          <table:table-cell office:value-type="string">
            <text:p>C_0805_HandSoldering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table:formula="of:=[.D14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2,C1</text:p>
          </table:table-cell>
          <table:table-cell office:value-type="string">
            <text:p>C_0805_HandSoldering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table:formula="of:=[.D15]*[.$F$1]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6,R5</text:p>
          </table:table-cell>
          <table:table-cell office:value-type="string">
            <text:p>R_0805_HandSoldering</text:p>
          </table:table-cell>
          <table:table-cell office:value-type="float" office:value="2">
            <text:p>2</text:p>
          </table:table-cell>
          <table:table-cell office:value-type="string">
            <text:p>330R</text:p>
          </table:table-cell>
          <table:table-cell table:formula="of:=[.D17]*[.$F$1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4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formula="of:=[.D18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3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table:formula="of:=[.D19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2,R1</text:p>
          </table:table-cell>
          <table:table-cell office:value-type="string">
            <text:p>R_0805_HandSoldering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table:formula="of:=[.D20]*[.$F$1]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1</text:p>
          </table:table-cell>
          <table:table-cell office:value-type="string">
            <text:p>Pin_Header_Straight_1x10</text:p>
          </table:table-cell>
          <table:table-cell office:value-type="float" office:value="1">
            <text:p>1</text:p>
          </table:table-cell>
          <table:table-cell office:value-type="string">
            <text:p>CONN_SPI_3.3V</text:p>
          </table:table-cell>
          <table:table-cell table:formula="of:=[.D22]*[.$F$1]" office:value-type="float" office:value="1">
            <text:p>1</text:p>
          </table:table-cell>
          <table:table-cell table:style-name="ce5" table:formula="of:=SUM([.F22:.F30])" office:value-type="float" office:value="50" table:number-columns-spanned="1" table:number-rows-spanned="9">
            <text:p>50</text:p>
          </table:table-cell>
          <table:table-cell table:style-name="ce5" table:formula="of:=[.G22]/40" office:value-type="float" office:value="1.25" table:number-columns-spanned="1" table:number-rows-spanned="9">
            <text:p>1,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2</text:p>
          </table:table-cell>
          <table:table-cell office:value-type="string">
            <text:p>Pin_Header_Straight_1x10</text:p>
          </table:table-cell>
          <table:table-cell office:value-type="float" office:value="10">
            <text:p>10</text:p>
          </table:table-cell>
          <table:table-cell office:value-type="string">
            <text:p>CONN_SPI_5V</text:p>
          </table:table-cell>
          <table:table-cell table:formula="of:=[.D23]*[.$F$1]" office:value-type="float" office:value="10">
            <text:p>10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5</text:p>
          </table:table-cell>
          <table:table-cell office:value-type="string">
            <text:p>Pin_Header_Straight_1x03</text:p>
          </table:table-cell>
          <table:table-cell office:value-type="float" office:value="3">
            <text:p>3</text:p>
          </table:table-cell>
          <table:table-cell office:value-type="string">
            <text:p>RFM69_ANA</text:p>
          </table:table-cell>
          <table:table-cell table:formula="of:=[.D24]*[.$F$1]" office:value-type="float" office:value="3">
            <text:p>3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Header_Straight_1x04</text:p>
          </table:table-cell>
          <table:table-cell office:value-type="float" office:value="4">
            <text:p>4</text:p>
          </table:table-cell>
          <table:table-cell office:value-type="string">
            <text:p>CONN_UART</text:p>
          </table:table-cell>
          <table:table-cell table:formula="of:=[.D25]*[.$F$1]" office:value-type="float" office:value="4">
            <text:p>4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11</text:p>
          </table:table-cell>
          <table:table-cell office:value-type="string">
            <text:p>Pin_Header_Straight_1x04</text:p>
          </table:table-cell>
          <table:table-cell office:value-type="float" office:value="4">
            <text:p>4</text:p>
          </table:table-cell>
          <table:table-cell office:value-type="string">
            <text:p>CONN_POWER</text:p>
          </table:table-cell>
          <table:table-cell table:formula="of:=[.D26]*[.$F$1]" office:value-type="float" office:value="4">
            <text:p>4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12</text:p>
          </table:table-cell>
          <table:table-cell office:value-type="string">
            <text:p>Pin_Header_Straight_1x02</text:p>
          </table:table-cell>
          <table:table-cell office:value-type="float" office:value="2">
            <text:p>2</text:p>
          </table:table-cell>
          <table:table-cell office:value-type="string">
            <text:p>CONN_TWI</text:p>
          </table:table-cell>
          <table:table-cell table:formula="of:=[.D27]*[.$F$1]" office:value-type="float" office:value="2">
            <text:p>2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6</text:p>
          </table:table-cell>
          <table:table-cell office:value-type="string">
            <text:p>Pin_Header_Straight_1x12</text:p>
          </table:table-cell>
          <table:table-cell office:value-type="float" office:value="12">
            <text:p>12</text:p>
          </table:table-cell>
          <table:table-cell office:value-type="string">
            <text:p>CONN_ADC</text:p>
          </table:table-cell>
          <table:table-cell table:formula="of:=[.D28]*[.$F$1]" office:value-type="float" office:value="12">
            <text:p>12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9</text:p>
          </table:table-cell>
          <table:table-cell office:value-type="string">
            <text:p>Pin_Header_Straight_1x06</text:p>
          </table:table-cell>
          <table:table-cell office:value-type="float" office:value="6">
            <text:p>6</text:p>
          </table:table-cell>
          <table:table-cell office:value-type="string">
            <text:p>CONN_PWM</text:p>
          </table:table-cell>
          <table:table-cell table:formula="of:=[.D29]*[.$F$1]" office:value-type="float" office:value="6">
            <text:p>6</text:p>
          </table:table-cell>
          <table:covered-table-cell/>
          <table:covered-table-cell table:style-name="ce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10</text:p>
          </table:table-cell>
          <table:table-cell office:value-type="string">
            <text:p>Pin_Header_Straight_1x08</text:p>
          </table:table-cell>
          <table:table-cell office:value-type="float" office:value="8">
            <text:p>8</text:p>
          </table:table-cell>
          <table:table-cell office:value-type="string">
            <text:p>CONN_IO</text:p>
          </table:table-cell>
          <table:table-cell table:formula="of:=[.D30]*[.$F$1]" office:value-type="float" office:value="8">
            <text:p>8</text:p>
          </table:table-cell>
          <table:covered-table-cell/>
          <table:covered-table-cell table:style-name="ce6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Pin_Header_Straight_2x03</text:p>
          </table:table-cell>
          <table:table-cell office:value-type="float" office:value="1">
            <text:p>1</text:p>
          </table:table-cell>
          <table:table-cell office:value-type="string">
            <text:p>CONN_ICSP</text:p>
          </table:table-cell>
          <table:table-cell table:formula="of:=[.D32]*[.$F$1]" office:value-type="float" office:value="1">
            <text:p>1</text:p>
          </table:table-cell>
          <table:table-cell table:formula="of:=[.F32]" office:value-type="float" office:value="1">
            <text:p>1</text:p>
          </table:table-cell>
          <table:table-cell table:style-name="ce6" table:formula="of:=[.G32]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4</text:p>
          </table:table-cell>
          <table:table-cell office:value-type="string">
            <text:p>Pin_Header_Angled_1x06</text:p>
          </table:table-cell>
          <table:table-cell office:value-type="float" office:value="6">
            <text:p>6</text:p>
          </table:table-cell>
          <table:table-cell office:value-type="string">
            <text:p>CONN_SerialProg</text:p>
          </table:table-cell>
          <table:table-cell table:formula="of:=[.D33]*[.$F$1]" office:value-type="float" office:value="6">
            <text:p>6</text:p>
          </table:table-cell>
          <table:table-cell table:formula="of:=[.F33]" office:value-type="float" office:value="6">
            <text:p>6</text:p>
          </table:table-cell>
          <table:table-cell table:formula="of:=[.G33]/40" office:value-type="float" office:value="0.15">
            <text:p>0,15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C1</text:p>
          </table:table-cell>
          <table:table-cell office:value-type="string">
            <text:p>TQFP-44_10x10mm_Pitch0.8mm_HandSolder</text:p>
          </table:table-cell>
          <table:table-cell office:value-type="float" office:value="1">
            <text:p>1</text:p>
          </table:table-cell>
          <table:table-cell office:value-type="string">
            <text:p>ATMEGA1284P-A</text:p>
          </table:table-cell>
          <table:table-cell table:formula="of:=[.D35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1</text:p>
          </table:table-cell>
          <table:table-cell office:value-type="string">
            <text:p>SOT23_Diode_Handsoldering_RevB_14Mar2014</text:p>
          </table:table-cell>
          <table:table-cell office:value-type="float" office:value="1">
            <text:p>1</text:p>
          </table:table-cell>
          <table:table-cell office:value-type="string">
            <text:p>BAT54</text:p>
          </table:table-cell>
          <table:table-cell table:formula="of:=[.D36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-23-5_TI_HandSoldering</text:p>
          </table:table-cell>
          <table:table-cell office:value-type="float" office:value="1">
            <text:p>1</text:p>
          </table:table-cell>
          <table:table-cell office:value-type="string">
            <text:p>LP2985LV</text:p>
          </table:table-cell>
          <table:table-cell table:formula="of:=[.D37]*[.$F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B1</text:p>
          </table:table-cell>
          <table:table-cell office:value-type="string">
            <text:p>NetBridge_SMD</text:p>
          </table:table-cell>
          <table:table-cell office:value-type="float" office:value="0">
            <text:p>0</text:p>
          </table:table-cell>
          <table:table-cell office:value-type="string">
            <text:p>NETBRIDGE</text:p>
          </table:table-cell>
          <table:table-cell table:formula="of:=[.D38]*[.$F$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2</text:p>
          </table:table-cell>
          <table:table-cell office:value-type="string">
            <text:p>TSSOP-20_4.4x6.5mm_Pitch0.65mm_HandSoldering</text:p>
          </table:table-cell>
          <table:table-cell office:value-type="float" office:value="1">
            <text:p>1</text:p>
          </table:table-cell>
          <table:table-cell office:value-type="string">
            <text:p>TI_TXB0108</text:p>
          </table:table-cell>
          <table:table-cell table:formula="of:=[.D39]*[.$F$1]" office:value-type="float" office:value="1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" office:value-type="float" office:value="12">
            <text:p>12</text:p>
          </table:table-cell>
          <table:table-cell table:style-name="Default" office:value-type="float" office:value="0.3">
            <text:p>0,3</text:p>
          </table:table-cell>
          <table:table-cell table:style-name="ce3" table:formula="of:=[.D42]/[.C42]" office:value-type="float" office:value="0.025">
            <text:p>0,025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float" office:value="16">
            <text:p>16</text:p>
          </table:table-cell>
          <table:table-cell table:style-name="Default" office:value-type="float" office:value="0.26">
            <text:p>0,26</text:p>
          </table:table-cell>
          <table:table-cell table:style-name="ce3" table:formula="of:=[.D43]/[.C43]" office:value-type="float" office:value="0.01625">
            <text:p>0,0162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float" office:value="20">
            <text:p>20</text:p>
          </table:table-cell>
          <table:table-cell table:style-name="Default" office:value-type="float" office:value="0.33">
            <text:p>0,33</text:p>
          </table:table-cell>
          <table:table-cell table:style-name="ce3" table:formula="of:=[.D44]/[.C44]" office:value-type="float" office:value="0.0165">
            <text:p>0,0165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float" office:value="24">
            <text:p>24</text:p>
          </table:table-cell>
          <table:table-cell table:style-name="Default" office:value-type="float" office:value="0.39">
            <text:p>0,39</text:p>
          </table:table-cell>
          <table:table-cell table:style-name="ce3" table:formula="of:=[.D45]/[.C45]" office:value-type="float" office:value="0.01625">
            <text:p>0,0162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float" office:value="36">
            <text:p>36</text:p>
          </table:table-cell>
          <table:table-cell table:style-name="Default" office:value-type="float" office:value="0.59">
            <text:p>0,59</text:p>
          </table:table-cell>
          <table:table-cell table:style-name="ce3" table:formula="of:=[.D46]/[.C46]" office:value-type="float" office:value="0.0163888888888889">
            <text:p>0,0163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float" office:value="50">
            <text:p>50</text:p>
          </table:table-cell>
          <table:table-cell table:style-name="Default" office:value-type="float" office:value="0.87">
            <text:p>0,87</text:p>
          </table:table-cell>
          <table:table-cell table:style-name="ce3" table:formula="of:=[.D47]/[.C47]" office:value-type="float" office:value="0.0174">
            <text:p>0,01740</text:p>
          </table:table-cell>
          <table:table-cell table:number-columns-repeated="3"/>
        </table:table-row>
        <table:table-row table:style-name="ro2" table:number-rows-repeated="1048528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7.01.2015</text:date>, <text:time>12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7T12:47:14.54</dc:date>
    <dc:creator>Stefan Krüger</dc:creator>
    <meta:generator>OpenOffice/4.1.1$Win32 OpenOffice.org_project/411m6$Build-9775</meta:generator>
    <meta:editing-duration>PT46M32S</meta:editing-duration>
    <meta:editing-cycles>4</meta:editing-cycles>
    <meta:document-statistic meta:table-count="1" meta:cell-count="212" meta:object-count="0"/>
    <meta:user-defined meta:name="Info 1"/>
    <meta:user-defined meta:name="Info 2"/>
    <meta:user-defined meta:name="Info 3"/>
    <meta:user-defined meta:name="Info 4"/>
  </office:meta>
</office:document-meta>
</file>